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paragraph-properties fo:line-height="150%"/>
      <style:text-properties style:font-name="Arial" fo:font-size="12pt" fo:font-weight="bold" style:font-size-asian="12pt" style:font-weight-asian="bold" style:font-name-complex="Arial" style:font-size-complex="12pt"/>
    </style:style>
    <style:style style:name="P2" style:family="paragraph" style:parent-style-name="Normal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Normal">
      <style:paragraph-properties fo:line-height="150%" fo:text-align="start" style:justify-single-word="false"/>
      <style:text-properties style:font-name="Arial" fo:font-size="12pt" style:font-size-asian="12pt" style:font-name-complex="Arial" style:font-size-complex="12pt"/>
    </style:style>
    <style:style style:name="P4" style:family="paragraph" style:parent-style-name="Normal">
      <style:paragraph-properties fo:line-height="150%" fo:text-align="start" style:justify-single-word="false"/>
      <style:text-properties style:font-name="Arial" fo:font-size="12pt" fo:font-weight="normal" fo:background-color="#ffff00" style:font-size-asian="12pt" style:font-weight-asian="normal" style:font-name-complex="Arial" style:font-size-complex="12pt" style:font-weight-complex="normal"/>
    </style:style>
    <style:style style:name="P5" style:family="paragraph" style:parent-style-name="Normal">
      <style:paragraph-properties fo:line-height="150%"/>
    </style:style>
    <style:style style:name="P6" style:family="paragraph" style:parent-style-name="Listeafsnit">
      <style:paragraph-properties fo:margin-left="3.57cm" fo:margin-right="0cm" fo:line-height="150%" fo:text-align="start" style:justify-single-word="false" fo:text-indent="1.03cm" style:auto-text-indent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7" style:family="paragraph" style:parent-style-name="Normal">
      <style:paragraph-properties fo:line-height="150%"/>
      <style:text-properties style:font-name="Arial" fo:font-size="12pt" fo:font-weight="normal" style:font-size-asian="12pt" style:font-weight-asian="normal" style:font-name-complex="Arial" style:font-size-complex="12pt"/>
    </style:style>
    <style:style style:name="P8" style:family="paragraph" style:parent-style-name="Listeafsnit" style:list-style-name="L1">
      <style:paragraph-properties fo:margin-left="1.27cm" fo:margin-right="0cm" fo:line-height="150%" fo:text-align="start" style:justify-single-word="false" fo:text-indent="0cm" style:auto-text-indent="false"/>
      <style:text-properties style:font-name="Arial" fo:font-size="12pt" style:font-size-asian="12pt" style:font-name-complex="Arial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background-color="#ffff00" style:font-weight-complex="normal"/>
    </style:style>
    <text:list-style style:name="L1">
      <text:list-level-style-number text:level="1" style:num-suffix="." style:num-format="1">
        <style:list-level-properties text:space-before="0.002cm" text:min-label-width="0.49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4">Gruppe 3</text:span> </text:p>
      <text:p text:style-name="P1"/>
      <text:p text:style-name="P1">Vision </text:p>
      <text:p text:style-name="P5"><text:span text:style-name="T3">Fremtidsvisionen for RoboGO er at bestræbe sig på at blive førende indenfor a</text:span><text:span text:style-name="T1">utomatisering</text:span><text:span text:style-name="T3"> og dermed give bedre arbejdsvilkår og økonomi ved at forhøje effektiviseringen. </text:span></text:p>
      <text:p text:style-name="P4"/>
      <text:p text:style-name="P7"><text:span text:style-name="T5">Vores underafdeling vil bistå virksomheden ved at implementere IT-løsninger der kan højne virksomhedens effektivitet og produktivitet. Vores bidrag til virksomheden betyder at virksomheden vil fungere bedre på mange punkter bl.a. i produktions-øjemed. Vores underafdeling vil varetage opgaver inden for vores kompetenceområde som er produktionsløsninger.</text:span></text:p>
      <text:p text:style-name="P1"/>
      <text:p text:style-name="P1">Risk List</text:p>
      <text:list xml:id="list41380508" text:style-name="L1">
        <text:list-item>
          <text:p text:style-name="P8">Komponenter fra underleverandør ankommer for sent. Dermed kan produktet ikke færdiggøres til deadline.</text:p>
          <text:list>
            <text:list-item>
              <text:p text:style-name="P8">Løsning: Finde en anden underleverandør, eller (hvis muligt) finde en anden komponent, der kan erstatte den ikke leverede komponent.</text:p>
            </text:list-item>
          </text:list>
        </text:list-item>
        <text:list-item>
          <text:p text:style-name="P8">Der kan ske fejl under produktionen eller udviklingen. Filer kan forsvinde, eller der kan ske fejl under samlingen af produktet.</text:p>
          <text:list>
            <text:list-item>
              <text:p text:style-name="P8">Løsning: I tilfælde af forsvundne filer må vi gå tilbage i historikken i for eksempel GitHub eller muligvis en lokal backup og finde en tidligere udgave. </text:p>
            </text:list-item>
          </text:list>
        </text:list-item>
        <text:list-item>
          <text:p text:style-name="P8">Underleverandører kan gå konkurs pga. verserende finanskrise. Dermed kan komponentdele ikke leveres.</text:p>
          <text:list>
            <text:list-item>
              <text:p text:style-name="P8">Løsning: Se punkt 1a.</text:p>
            </text:list-item>
          </text:list>
        </text:list-item>
        <text:list-item>
          <text:p text:style-name="P8">Vi kan risikere, at de ansatte medarbejdere i firmaet, ikke har den fornødne viden eller erfaring til at færdiggøre produktet.</text:p>
          <text:list>
            <text:list-item>
              <text:p text:style-name="P8">Løsning: Holde hyppige møder hvor der bliver talt om, hvordan udviklingen forløber, og om alle har styr på deres ansvarsområde. Hvis et ansvarsområde kommer i problemer, må vi hente andre allerede ansatte udviklere ind fra et andet område eller ansætte nye udviklere, der har de rette kompetencer.</text:p>
            </text:list-item>
          </text:list>
        </text:list-item>
        <text:list-item>
          <text:p text:style-name="P8">Vi kan risikere, at deadlines overskrides. Hermed kan den endelige deadline <text:soft-page-break/>komme i fare, og firmaet kan blive ramt finansielt.</text:p>
          <text:list>
            <text:list-item>
              <text:p text:style-name="P8">Løsning: Der skal holdes hyppige møder, hvor der bliver diskuteret, om der er brug for mere arbejdskraft på nogle områder. Hermed burde deadlines kunne overholdes.</text:p>
            </text:list-item>
          </text:list>
        </text:list-item>
      </text:list>
      <text:p text:style-name="P3"/>
      <text:list xml:id="list41434864" text:continue-numbering="true" text:style-name="L1">
        <text:list-item>
          <text:p text:style-name="P8">Udviklingsprisen kan blive for høj, og det kan ende med, at vi ikke kan tjene penge på produktet.</text:p>
          <text:list>
            <text:list-item>
              <text:p text:style-name="P8">Løsning: Lave prisestimeringer hele vejen igennem forløbet. Estimeringerne vil blive mere og mere præcise, jo længere vi kommer ind i udviklingsforløbet. Vi må forsøge at gøre produktet mere rentabelt for eksempel ved at sætte nogle billigere komponenter på. Hvis det er umuligt at gøre produktet rentabelt, bliver vi nødt til at stoppe projektet.</text:p>
            </text:list-item>
          </text:list>
        </text:list-item>
        <text:list-item>
          <text:p text:style-name="P8">Vi kan risikere, at noget testudstyr er fejlbehæftet eller defekt. Dermed kan vi ende med at skulle tilbagekalde produkter til fejlrettelse og kalibrering. Dette vil blive økonomisk og tidsmæssigt dyrt.</text:p>
          <text:list>
            <text:list-item>
              <text:p text:style-name="P8">Løsning: Teste produktet på flere forskellige måder og med forskelligt testudstyr.</text:p>
            </text:list-item>
          </text:list>
        </text:list-item>
        <text:list-item>
          <text:p text:style-name="P8">Vigtige medarbejdere kan blive ramt af sygdom eller lignende. Hermed kan udviklingen stå stile i længere tidsrum, og deadlines skubbes.</text:p>
          <text:list>
            <text:list-item>
              <text:p text:style-name="P8">Løsning: I tilfælde af alvorlige og længevarende fravær må vi ansætte nye folk udefra.</text:p>
            </text:list-item>
          </text:list>
        </text:list-item>
      </text:list>
      <text:p text:style-name="P6"><text:span text:style-name="Standardskrifttype_20_i_20_afsni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eafsnit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tandardskrifttype_20_i_20_afsnit" style:display-name="Standardskrifttype i afsni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1T20:22:54.89</meta:creation-date>
    <dc:date>2012-02-26T21:31:09.60</dc:date>
    <meta:editing-duration>PT4H30M57S</meta:editing-duration>
    <meta:editing-cycles>14</meta:editing-cycles>
    <meta:generator>LibreOffice/3.4$Win32 LibreOffice_project/340m1$Build-502</meta:generator>
    <meta:document-statistic meta:table-count="0" meta:image-count="0" meta:object-count="0" meta:page-count="2" meta:paragraph-count="21" meta:word-count="441" meta:character-count="2881" meta:non-whitespace-character-count="2473"/>
  </office:meta>
</office:document-meta>
</file>